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52in"/>
    </style:style>
    <style:style style:name="co2" style:family="table-column">
      <style:table-column-properties fo:break-before="auto" style:column-width="6.212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2" table:default-cell-style-name="ce2"/>
        <table:table-row table:style-name="ro1">
          <table:table-cell office:value-type="string" calcext:value-type="string">
            <text:p>அசோகமித்திரன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அப்புசாமி. பே. நா</text:p>
          </table:table-cell>
          <table:table-cell office:value-type="string" calcext:value-type="string">
            <text:p>அறிவியல் கட்டுரைகள் (சுஜாதா போன்று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ராத்து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அழகிரிசாமி. கு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இந்திரா பார்த்தசாரத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ஐராவதம் மகாதேவன்</text:p>
          </table:table-cell>
          <table:table-cell office:value-type="string" calcext:value-type="string">
            <text:p>தமிழர் வரலாறு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கந்தசாமி. ச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ல்கி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கார்ல் மார்க்ஸ். ஜ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ோணங்கி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கைலாசபதி. க</text:p>
          </table:table-cell>
          <table:table-cell office:value-type="string" calcext:value-type="string">
            <text:p>தமிழ் இலக்கிய வரலாறு பற்றி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கோதைநாயகி. வை. மு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சம்பத். எஸ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சயந்த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சரவணன் சந்திரன்</text:p>
          </table:table-cell>
          <table:table-cell office:value-type="string" calcext:value-type="string">
            <text:p>சாருவின் எழுத்துப்போல்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சாமிநாத சர்மா. வெ</text:p>
          </table:table-cell>
          <table:table-cell office:value-type="string" calcext:value-type="string">
            <text:p>வரலாறு கட்டுரைகள்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சாமிநாதையர். உ. வே</text:p>
          </table:table-cell>
          <table:table-cell office:value-type="string" calcext:value-type="string">
            <text:p>தமிழ் தாத்தா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ாரு நிவேதித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சிவசங்கரி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சுப்ரமண்யம். க. நா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சுபா (எழுத்தாளர்கள்)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ுஜாதா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செல்லப்பா. சி. சு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பரமசிவன். தொ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ாரதியா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ாலகுமாரன்</text:p>
          </table:table-cell>
          <table:table-cell office:value-type="string" calcext:value-type="string">
            <text:p>துப்பறியும் புதினங்கள், தீவிரமானது அல்ல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பிச்சமூர்த்தி. ந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ிரபஞ்ச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ுதுமைப்பித்த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ூமண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ெருமாள்முருக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மதன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முருகவேள். இரா</text:p>
          </table:table-cell>
          <table:table-cell office:value-type="string" calcext:value-type="string">
            <text:p>எஸ். ரா பரிந்துரை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முருகன். இர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கழி சிவசங்கரப்பிள்ளை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ஞ்சை பிரகாஷ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மிழ்வாணன்</text:p>
          </table:table-cell>
          <table:table-cell office:value-type="string" calcext:value-type="string">
            <text:p>துப்பறியும் புதினங்கள், தீவிரமானது அல்ல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தேவநேயப் பாவாணர். ஞ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ோப்பில் முஹம்மது மீரா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நகுலன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நாகராஜன். ஜ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நாஞ்சில் நாடன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ரங்கநாதன். தி. ஜ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ராமகிருஷ்ணன். எஸ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ராமாமிர்தம். லா. ச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ராஜகோபாலன். கு. ப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ராஜநாராயணன். க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லக்ஷ்மி சரவணகுமா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வண்ணநிலவன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வெங்கட்ராம். எம். வி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வெங்கடேசன். சு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வைக்கம் முகமது பஷீர்</text:p>
          </table:table-cell>
          <table:table-cell office:value-type="string" calcext:value-type="string">
            <text:p><text:span text:style-name="T1">எஸ். ரா. பரிந்துரை, </text:span>பால்யகால சகி, மதில்கள், முச்சீட்டுகளிக்காரண்டே மகள்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ஜானகிராமன். த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ஜெயகாந்த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ஜெயமோகன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ஷெரீப். கா. மு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ஷோபா சக்தி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ஸ்ரீராம். வெ</text:p>
          </table:table-cell>
          <table:table-cell office:value-type="string" calcext:value-type="string">
            <text:p>மொழிபெயர்ப்பாளர், எஸ். ரா பரிந்துரை</text:p>
          </table:table-cell>
          <table:table-cell table:number-columns-repeated="62"/>
        </table:table-row>
        <table:table-row table:style-name="ro1" table:number-rows-repeated="104851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21:04:07.755667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3.1$Linux_X86_64 LibreOffice_project/00$Build-1</meta:generator>
    <dc:date>2020-12-10T21:07:17.353082049</dc:date>
    <meta:editing-duration>PT4H37M25S</meta:editing-duration>
    <meta:editing-cycles>57</meta:editing-cycles>
    <meta:document-statistic meta:table-count="1" meta:cell-count="72" meta:object-count="0"/>
  </office:meta>
</office:document-meta>
</file>